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80000015F203881C8.jpg" manifest:media-type="image/jpeg"/>
  <manifest:file-entry manifest:full-path="Pictures/10000201000000A50000002FC085EA40.png" manifest:media-type="image/png"/>
  <manifest:file-entry manifest:full-path="Pictures/1000020100000205000000B7174E35E1.png" manifest:media-type="image/png"/>
  <manifest:file-entry manifest:full-path="Pictures/10000000000001680000015F0EFD1D1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DejaVu Sans Mono1" svg:font-family="'DejaVu Sans Mono'"/>
    <style:font-face style:name="Liberation Sans" svg:font-family="'Liberation Sans'"/>
    <style:font-face style:name="Lohit Devanagari1" svg:font-family="'Lohit Devanagari'"/>
    <style:font-face style:name="Nimbus Sans L" svg:font-family="'Nimbus Sans L', 'Liberation Sans'"/>
    <style:font-face style:name="OpenSymbol" svg:font-family="OpenSymbol"/>
    <style:font-face style:name="DejaVu Sans Mono" svg:font-family="'DejaVu Sans Mono'"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ohit Devanagari2" svg:font-family="'Lohit Devanagari'" style:font-family-generic="modern" style:font-pitch="fixed"/>
    <style:font-face style:name="WenQuanYi Zen Hei Sharp" svg:font-family="'WenQuanYi Zen Hei Sharp'" style:font-family-generic="modern" style:font-pitch="fixed"/>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horizontallist" style:family="table">
      <style:table-properties style:width="6.925in" table:align="margins"/>
    </style:style>
    <style:style style:name="horizontallist.A" style:family="table-column">
      <style:table-column-properties style:column-width="2.1875in" style:rel-column-width="20701*"/>
    </style:style>
    <style:style style:name="horizontallist.B" style:family="table-column">
      <style:table-column-properties style:column-width="4.7375in" style:rel-column-width="44834*"/>
    </style:style>
    <style:style style:name="Table1" style:family="table">
      <style:table-properties style:width="6.925in" table:align="margins" fo:keep-with-next="always"/>
    </style:style>
    <style:style style:name="Table1.A" style:family="table-column">
      <style:table-column-properties style:column-width="1.0028in" style:rel-column-width="9489*"/>
    </style:style>
    <style:style style:name="Table1.B" style:family="table-column">
      <style:table-column-properties style:column-width="5.9222in" style:rel-column-width="56046*"/>
    </style:style>
    <style:style style:name="Table1.A1" style:family="table-cell">
      <style:table-cell-properties fo:padding="0.0382in" fo:border="none"/>
    </style:style>
    <style:style style:name="P1" style:family="paragraph" style:parent-style-name="Header">
      <style:paragraph-properties fo:text-align="end" style:justify-single-word="false"/>
    </style:style>
    <style:style style:name="P2" style:family="paragraph" style:parent-style-name="Footer">
      <style:text-properties style:font-name="Liberation Sans1" fo:font-size="11pt" fo:font-weight="bold" style:font-name-asian="Times New Roman" style:font-size-asian="11pt" style:font-weight-asian="bold" style:font-name-complex="Arial" style:font-size-complex="11pt" style:font-weight-complex="bold"/>
    </style:style>
    <style:style style:name="P3" style:family="paragraph" style:parent-style-name="Standard">
      <style:paragraph-properties fo:margin-left="0.4925in" fo:margin-right="0in" fo:text-indent="0in" style:auto-text-indent="false"/>
      <style:text-properties fo:font-weight="bold" style:font-weight-asian="bold" style:font-weight-complex="bold"/>
    </style:style>
    <style:style style:name="P4" style:family="paragraph" style:parent-style-name="Standard">
      <style:paragraph-properties fo:margin-left="0.4925in" fo:margin-right="0in" fo:text-indent="0in" style:auto-text-indent="false"/>
      <style:text-properties fo:font-weight="bold" officeooo:paragraph-rsid="001c38de" style:font-weight-asian="bold" style:font-weight-complex="bold"/>
    </style:style>
    <style:style style:name="P5" style:family="paragraph" style:parent-style-name="sect0">
      <style:text-properties officeooo:paragraph-rsid="001b4d7a"/>
    </style:style>
    <style:style style:name="P6" style:family="paragraph" style:parent-style-name="text-body">
      <style:paragraph-properties fo:break-before="page"/>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2">
      <style:text-properties officeooo:paragraph-rsid="001c38de"/>
    </style:style>
    <style:style style:name="P10" style:family="paragraph" style:parent-style-name="sect1" style:list-style-name=""/>
    <style:style style:name="P11" style:family="paragraph" style:parent-style-name="sect1">
      <style:paragraph-properties fo:break-before="page"/>
    </style:style>
    <style:style style:name="P12" style:family="paragraph" style:parent-style-name="sect2" style:list-style-name=""/>
    <style:style style:name="P13" style:family="paragraph" style:parent-style-name="sect2">
      <style:paragraph-properties fo:break-before="page"/>
    </style:style>
    <style:style style:name="T1" style:family="text">
      <style:text-properties style:font-name="Liberation Sans1" fo:font-size="11pt" fo:font-weight="bold" style:font-name-asian="Times New Roman" style:font-size-asian="11pt" style:font-weight-asian="bold" style:font-name-complex="Arial" style:font-size-complex="11pt" style:font-weight-complex="bold"/>
    </style:style>
    <style:style style:name="T2" style:family="text">
      <style:text-properties fo:font-weight="bold" style:font-weight-asian="bold" style:font-weight-complex="bold"/>
    </style:style>
    <style:style style:name="T3" style:family="text">
      <style:text-properties officeooo:rsid="001efd6e"/>
    </style:style>
    <style:style style:name="T4" style:family="text">
      <style:text-properties officeooo:rsid="001b4d7a"/>
    </style:style>
    <style:style style:name="T5" style:family="text">
      <style:text-properties officeooo:rsid="001c38de"/>
    </style:style>
    <style:style style:name="fr1" style:family="graphic" style:parent-style-name="Graphics">
      <style:graphic-properties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3" text:separation-character="." text:name="Table"/>
        <text:sequence-decl text:display-outline-level="0" text:name="Text"/>
        <text:sequence-decl text:display-outline-level="0" text:name="Drawing"/>
      </text:sequence-decls>
      <text:p text:style-name="P5"><text:title/> <text:span text:style-name="T3">Ceph ICE</text:span> Virtual Machine Deployment <text:span text:style-name="T4">G</text:span>uide</text:p>
      <text:p text:style-name="cover-text"/>
      <text:h text:style-name="sect1" text:outline-level="1"><text:bookmark-start text:name="_ceph_ice_virtual_machine_deployment"/>Ceph Ice Virtual Machine Deployment<text:bookmark-end text:name="_ceph_ice_virtual_machine_deployment"/></text:h>
      <text:p text:style-name="text-body">The deployment of the Ceph virtual machine is performed using the <text:span text:style-name="_2a__20_RA-File">deploy-ceph-vm.sh</text:span> script. This script creates a kickstart file and then executes the <text:span text:style-name="_2a__20_RA-Software_20_Name">virt-install</text:span> command to install the system.</text:p>
      <text:p text:style-name="text-body">The generated kickstart script performs the following steps.</text:p>
      <text:list xml:id="list6449327007471414280" text:style-name="L1">
        <text:list-item>
          <text:p text:style-name="P7">Partitions the system </text:p>
        </text:list-item>
        <text:list-item>
          <text:p text:style-name="P7">Sets SELinux to permissive mode </text:p>
        </text:list-item>
        <text:list-item>
          <text:p text:style-name="P7">Configures iptables to run on the system and <text:span text:style-name="T5">disables</text:span> firewalld. </text:p>
        </text:list-item>
        <text:list-item>
          <text:p text:style-name="P7">Configures networking including the following: </text:p>
          <text:list>
            <text:list-item>
              <text:p text:style-name="P7">static IP addresses </text:p>
            </text:list-item>
            <text:list-item>
              <text:p text:style-name="P7">The gateway </text:p>
            </text:list-item>
            <text:list-item>
              <text:p text:style-name="P7">Name resolution </text:p>
            </text:list-item>
            <text:list-item>
              <text:p text:style-name="P7">NTP time service</text:p>
            </text:list-item>
          </text:list>
        </text:list-item>
        <text:list-item>
          <text:p text:style-name="P7">Registers the system using the Red Hat Subscription Manager </text:p>
        </text:list-item>
      </text:list>
      <text:h text:style-name="sect2" text:outline-level="2"><text:bookmark-start text:name="_setup"/>Setup<text:bookmark-end text:name="_setup"/></text:h>
      <text:p text:style-name="text-body">Make sure a copy of the ISO for the <text:span text:style-name="_2a__20_RA-Software_20_Name">Red Hat Enterprise Server 7 Installation DVD</text:span> is in the <text:span text:style-name="_2a__20_RA-File">/store/data/iso</text:span> directory</text:p>
      <text:p text:style-name="text-body">Copy the <text:span text:style-name="_2a__20_RA-File">deploy-ceph-vm.sh</text:span> script into the /root directory.</text:p>
      <text:h text:style-name="P12" text:outline-level="2"/>
      <text:h text:style-name="P13" text:outline-level="2"><text:bookmark-start text:name="_configuration"/>Configuration<text:bookmark-end text:name="_configuration"/></text:h>
      <text:p text:style-name="text-body">Create a configuration file in the <text:span text:style-name="_2a__20_RA-File">/root</text:span> directory called <text:span text:style-name="_2a__20_RA-File">ceph.cfg</text:span>.</text:p>
      <text:p text:style-name="text-body">The file should look similar to the following file:</text:p>
      <text:p text:style-name="_2a__20_RA-Content">hostname ceph.example.org<text:line-break/>rootpassword changeme<text:line-break/>timezone America/Chicago<text:line-break/>smuser CHANGEME<text:line-break/>smpassword 'CHANGEME'<text:line-break/>smpool 5438fdsdgf09gig8er80gfgeg8eg8gff<text:line-break/><text:line-break/>gateway 10.19.143.254<text:line-break/>nameserver 10.19.143.247,10.19.143.248<text:line-break/>ntpserver 0.fedora.pool.ntp.org<text:line-break/><text:line-break/><text:line-break/># Iface <text:s text:c="4"/>IP <text:s text:c="14"/>NETMASK<text:line-break/>eth0 <text:s text:c="7"/>10.19.139.65 <text:s text:c="4"/>255.255.248.0<text:line-break/>eth1 <text:s text:c="7"/>172.44.139.65 <text:s text:c="3"/>255.255.255.0</text:p>
      <text:p text:style-name="text-body"/>
      <text:p text:style-name="text-body">The file contains the following configuration parameters: Set the following variables:</text:p>
      <table:table table:name="horizontallist" table:style-name="horizontallist">
        <table:table-column table:style-name="horizontallist.A"/>
        <table:table-column table:style-name="horizontallist.B"/>
        <table:table-row>
          <table:table-cell office:value-type="string">
            <text:p text:style-name="P3">hostname </text:p>
          </table:table-cell>
          <table:table-cell office:value-type="string">
            <text:p text:style-name="Standard">The FQDN of the server. </text:p>
          </table:table-cell>
        </table:table-row>
        <table:table-row>
          <table:table-cell office:value-type="string">
            <text:p text:style-name="P3">rootpassword </text:p>
          </table:table-cell>
          <table:table-cell office:value-type="string">
            <text:p text:style-name="Standard">The root user password for the system. </text:p>
          </table:table-cell>
        </table:table-row>
        <table:table-row>
          <table:table-cell office:value-type="string">
            <text:p text:style-name="P3">timezone </text:p>
          </table:table-cell>
          <table:table-cell office:value-type="string">
            <text:p text:style-name="Standard">The timezone the system is in. </text:p>
          </table:table-cell>
        </table:table-row>
        <table:table-row>
          <table:table-cell office:value-type="string">
            <text:p text:style-name="P3">smuser </text:p>
          </table:table-cell>
          <table:table-cell office:value-type="string">
            <text:p text:style-name="Standard">The user credential when registering with Subscription Manager. </text:p>
          </table:table-cell>
        </table:table-row>
        <table:table-row>
          <table:table-cell office:value-type="string">
            <text:p text:style-name="P3">smpassword </text:p>
          </table:table-cell>
          <table:table-cell office:value-type="string">
            <text:p text:style-name="Standard">The user password when registering with Subscription Manager. The password must be enclosed in single quotes if it contains certain special characters. </text:p>
          </table:table-cell>
        </table:table-row>
        <table:table-row>
          <table:table-cell office:value-type="string">
            <text:p text:style-name="P3">smpool </text:p>
          </table:table-cell>
          <table:table-cell office:value-type="string">
            <text:p text:style-name="Standard">The pool ID used when attaching the system to an entitlement. </text:p>
          </table:table-cell>
        </table:table-row>
        <table:table-row>
          <table:table-cell office:value-type="string">
            <text:p text:style-name="P3">gateway </text:p>
          </table:table-cell>
          <table:table-cell office:value-type="string">
            <text:p text:style-name="Standard">The default gateway for the system. </text:p>
          </table:table-cell>
        </table:table-row>
        <table:table-row>
          <table:table-cell office:value-type="string">
            <text:p text:style-name="P3">nameserver </text:p>
          </table:table-cell>
          <table:table-cell office:value-type="string">
            <text:p text:style-name="Standard">A comma separated list of nameserver IP addresses. </text:p>
          </table:table-cell>
        </table:table-row>
        <table:table-row>
          <table:table-cell office:value-type="string">
            <text:p text:style-name="P3">ntpserver </text:p>
          </table:table-cell>
          <table:table-cell office:value-type="string">
            <text:p text:style-name="Standard">A comma separated list of time servers. This can be IP addresses or FQDNs. </text:p>
          </table:table-cell>
        </table:table-row>
      </table:table>
      <text:p text:style-name="text-body"/>
      <text:p text:style-name="text-body"/>
      <text:p text:style-name="P6">The following parameters must be specified after all the other parameters.</text:p>
      <table:table table:name="Table1" table:style-name="Table1">
        <table:table-column table:style-name="Table1.A"/>
        <table:table-column table:style-name="Table1.B"/>
        <table:table-row>
          <table:table-cell table:style-name="Table1.A1" office:value-type="string">
            <text:p text:style-name="P4">eth0</text:p>
          </table:table-cell>
          <table:table-cell table:style-name="Table1.A1" office:value-type="string">
            <text:list xml:id="list4056003277033910149" text:style-name="L2">
              <text:list-header>
                <text:p text:style-name="P9">This line specifies the IP address and network mask for the eth0 interface. The line begins with eth0 followed by at least one space and then the IP address, followed by another set of spaces and then the network mask. </text:p>
              </text:list-header>
            </text:list>
          </table:table-cell>
        </table:table-row>
        <table:table-row>
          <table:table-cell table:style-name="Table1.A1" office:value-type="string">
            <text:p text:style-name="P4">eth1</text:p>
          </table:table-cell>
          <table:table-cell table:style-name="Table1.A1" office:value-type="string">
            <text:list xml:id="list114240252464454" text:continue-numbering="true" text:style-name="L2">
              <text:list-header>
                <text:p text:style-name="P9">This line specifies the IP address and network mask for the eth1 interface. The line begins with eth1 followed by at least one space and then the IP address, followed by another set of spaces and then the network mask. </text:p>
              </text:list-header>
            </text:list>
          </table:table-cell>
        </table:table-row>
      </table:table>
      <text:p text:style-name="Standard"/>
      <text:list xml:id="list114240228676907" text:continue-numbering="true" text:style-name="L2">
        <text:list-header>
          <text:p text:style-name="P8"/>
        </text:list-header>
      </text:list>
      <text:h text:style-name="sect2" text:outline-level="2"><text:bookmark-start text:name="_installing_the_ceph_virtual_machine"/>Installing the Ceph Virtual Machine<text:bookmark-end text:name="_installing_the_ceph_virtual_machine"/></text:h>
      <text:p text:style-name="text-body">To install the Ceph virtual machine, invoke the <text:span text:style-name="_2a__20_RA-File">deploy-Ceph-vm.sh</text:span> script. Pass <text:span text:style-name="_2a__20_RA-File">ceph.cfg</text:span> as the first parameter and the full path to the Red Hat Enterprise Server 6 Installation media as the second option.</text:p>
      <text:p text:style-name="_2a__20_RA-Code"># ./deploy-ceph-vm.sh ceph.cfg /store/data/iso/rhel-server-7.0-x86_64-dvd.iso<text:line-break/><text:line-break/>Starting install...<text:line-break/>Retrieving file .treeinfo... <text:s text:c="70"/>| 3.2 kB <text:s/>00:00:00<text:line-break/>Retrieving file vmlinuz... <text:s text:c="72"/>| 7.9 MB <text:s/>00:00:00<text:line-break/>Retrieving file initrd.img... <text:s text:c="69"/>| <text:s/>64 MB <text:s/>00:00:00<text:line-break/>Creating storage file ceph.img <text:s text:c="65"/>| <text:s/>16 GB <text:s/>00:00:00<text:line-break/>Creating domain... <text:s text:c="80"/>| <text:s text:c="3"/>0 B <text:s/>00:00:00<text:line-break/>Domain installation still in progress. You can reconnect to<text:line-break/>the console to complete the installation process.</text:p>
      <text:p text:style-name="text-body"/>
      <text:p text:style-name="text-body">The installation will begin, but no <text:span text:style-name="T5">console</text:span> will be displayed. To display the console, make sure you are logged into a GUI environment, open a terminal and type <text:span text:style-name="_2a__20_RA-Software_20_Name">virt-viewer ceph</text:span>.</text:p>
      <text:p text:style-name="text-body">Note that if you are connected to the Foreman server using a Windows system, you need to install <text:span text:style-name="_2a__20_RA-Software_20_Name">Xwin Server</text:span> before executing <text:span text:style-name="_2a__20_RA-Software_20_Name">virt-viewer ceph</text:span>.</text:p>
      <text:p text:style-name="text-body">A console for the Ceph virtual machine will open.</text:p>
      <text:p text:style-name="text-body">After the virtual machine completes the installation, it will power itself off.</text:p>
      <text:p text:style-name="text-body"/>
      <text:p text:style-name="P6">The power state of the virtual machine can be viewed using the <text:span text:style-name="_2a__20_RA-Software_20_Name">virsh list --all</text:span> command.</text:p>
      <text:p text:style-name="_2a__20_RA-Code"># virsh list --all<text:line-break/> Id <text:s text:c="3"/>Name <text:s text:c="26"/>State<text:line-break/> ----------------------------------------------------<text:line-break/> 2 <text:s text:c="4"/>ceph <text:s text:c="23"/>running<text:line-break/></text:p>
      <text:p text:style-name="text-body"/>
      <text:p text:style-name="text-body">The virtual machine can be started using the following command:</text:p>
      <text:p text:style-name="_2a__20_RA-Code"># virsh start ceph</text:p>
      <text:h text:style-name="sect2" text:outline-level="2"><text:bookmark-start text:name="_next_steps"/>Next Steps<text:bookmark-end text:name="_next_steps"/></text:h>
      <text:p text:style-name="text-body">After the Ceph virtual machine is installed and the Ceph installer is executed, the Ceph instance must be configured for the environment.</text:p>
      <text:p text:style-name="text-body">Follow the applicable Ceph Configuration Guide.</text:p>
      <text:p text:style-name="text-body"/>
      <text:h text:style-name="P10" text:outline-level="1"/>
      <text:h text:style-name="P11" text:outline-level="1">deploy-ceph-vm.sh</text:h>
      <text:p text:style-name="text-body"/>
      <text:p text:style-name="_2a__20_RA-Content">#! /bin/bash<text:line-break/><text:line-break/>[[ ${#@} != 2 ]] &amp;&amp; echo "This script requires two parameters, a configuration file as the first parameter and the location of the installation ISO as the second parameter." &amp;&amp; exit<text:line-break/><text:line-break/>cfg_file=$1<text:line-break/>location=$2<text:line-break/><text:line-break/>cat &lt;&lt;'EOFKS' &gt; /tmp/ceph.ks<text:line-break/><text:line-break/>install<text:line-break/>cdrom<text:line-break/>reboot<text:line-break/><text:line-break/># Partitioning<text:line-break/>ignoredisk --only-use=vda<text:line-break/>zerombr<text:line-break/>bootloader --boot-drive=vda<text:line-break/><text:line-break/>clearpart --all<text:line-break/><text:line-break/>part /boot --fstype=ext4 --size=500<text:line-break/>part pv.01 --size=8192 --grow<text:line-break/><text:line-break/>volgroup VolGroup --pesize=4096 pv.01<text:line-break/><text:line-break/>logvol / --fstype=ext4 --name=lv_root --vgname=VolGroup --grow --size=1024<text:line-break/>logvol swap --name=lv_swap --vgname=VolGroup --size=1024<text:line-break/><text:line-break/>keyboard --vckeymap=us --xlayouts='us'<text:line-break/>lang en_US.UTF-8<text:line-break/><text:line-break/>auth --enableshadow --passalgo=sha512<text:line-break/><text:line-break/>%include /tmp/ks_include.txt<text:line-break/><text:line-break/>skipx<text:line-break/>firstboot --disable<text:line-break/>eula --agreed<text:line-break/><text:line-break/>%packages<text:line-break/>@core<text:line-break/>ntp<text:line-break/>ntpdate<text:line-break/>-chrony<text:line-break/>-firewalld<text:line-break/>system-config-firewall-base<text:line-break/>%end<text:line-break/><text:line-break/>%pre --log /tmp/ceph-pre.log<text:line-break/><text:soft-page-break/>EOFKS<text:line-break/><text:line-break/><text:line-break/>{<text:line-break/>ntp=``<text:line-break/><text:line-break/>while read iface ip mask bridge<text:line-break/>do<text:line-break/> <text:s/>flag=``<text:line-break/><text:line-break/> <text:s/>[[ ${iface} == rootpassword ]] &amp;&amp; echo "echo rootpw ${ip} &gt;&gt; /tmp/ks_include.txt"<text:line-break/> <text:s/>[[ ${iface} == timezone ]] &amp;&amp; echo "echo timezone ${ip} --utc &gt;&gt; /tmp/ks_include.txt"<text:line-break/><text:line-break/> <text:s/>[[ ${iface} == hostname ]] &amp;&amp; {<text:line-break/> <text:s text:c="3"/>HostName=${ip}<text:line-break/> <text:s text:c="3"/>echo "echo HostName=${ip} &gt;&gt; /tmp/ks_post_include.txt"<text:line-break/> <text:s text:c="3"/>}<text:line-break/><text:line-break/> <text:s/>[[ ${iface} == nameserver ]] &amp;&amp; {<text:line-break/> <text:s text:c="3"/>NameServers=${ip}<text:line-break/> <text:s text:c="3"/>echo "echo NameServers=${ip} &gt;&gt; /tmp/ks_post_include.txt"<text:line-break/> <text:s text:c="3"/>}<text:line-break/><text:line-break/> <text:s/>[[ ${iface} == gateway ]] &amp;&amp; {<text:line-break/> <text:s text:c="3"/>Gateway=${ip}<text:line-break/> <text:s text:c="3"/>echo "echo Gateway=${ip} &gt;&gt; /tmp/ks_post_include.txt"<text:line-break/> <text:s text:c="3"/>}<text:line-break/><text:line-break/> <text:s/>[[ ${iface} == ntpserver ]] &amp;&amp; echo "echo NTPServer=${ip} &gt;&gt; /tmp/ks_post_include.txt"<text:line-break/> <text:s/>[[ ${iface} == smuser ]] &amp;&amp; echo "echo SMUser=${ip} &gt;&gt; /tmp/ks_post_include.txt"<text:line-break/> <text:s/>[[ ${iface} == smpassword ]] &amp;&amp; echo "echo SMPassword=\'${ip}\' &gt;&gt; /tmp/ks_post_include.txt"<text:line-break/> <text:s/>[[ ${iface} == smpool ]] &amp;&amp; echo "echo SMPool=${ip} &gt;&gt; /tmp/ks_post_include.txt"<text:line-break/><text:line-break/> <text:s/>[[ ${iface} == eth0 ]] &amp;&amp; {<text:line-break/> <text:s text:c="3"/>echo "echo network --activate --onboot=true --noipv6 --device=${iface} --bootproto=static --ip=${ip} --netmask=${mask} --hostname=${HostName} --gateway=${Gateway} --nameserver=${NameServers} &gt;&gt; /tmp/ks_include.txt"<text:line-break/> <text:s text:c="3"/>}<text:line-break/><text:line-break/> <text:s/>[[ ${iface} == eth1 ]] &amp;&amp; {<text:line-break/> <text:s text:c="3"/>echo "echo network --activate --onboot=true --noipv6 --device=${iface} --bootproto=static --ip=${ip} --netmask=${mask} --gateway=${Gateway} --nodefroute &gt;&gt; /tmp/ks_include.txt"<text:line-break/> <text:s text:c="3"/>}<text:line-break/><text:line-break/>done &lt;&lt;&lt; "$( grep -Ev "^#|^;|^\s*$" ${cfg_file} )"<text:line-break/>} &gt;&gt; /tmp/ceph.ks<text:line-break/><text:line-break/>cat &lt;&lt;'EOFKS' &gt;&gt; /tmp/ceph.ks<text:line-break/><text:soft-page-break/>%end<text:line-break/><text:line-break/>%post --nochroot --logfile /root/ceph-post.log<text:line-break/># Copy the files created during the %pre section to /root of the installed system for later use.<text:line-break/> <text:s/>cp -v /tmp/ceph-pre.log /mnt/sysimage/root<text:line-break/> <text:s/>cp -v /tmp/ks_include.txt /mnt/sysimage/root<text:line-break/> <text:s/>cp -v /tmp/ks_post_include.txt /mnt/sysimage/root<text:line-break/>%end<text:line-break/><text:line-break/>%post<text:line-break/><text:line-break/>exec &lt; /dev/tty8 &gt; /dev/tty8<text:line-break/>chvt 8<text:line-break/><text:line-break/>(<text:line-break/> <text:s/># Source the variables from the %pre section<text:line-break/> <text:s/>. /root/ks_post_include.txt<text:line-break/><text:line-break/> <text:s/># Configure name resolution<text:line-break/> <text:s/>for ns in ${NameServers//,/ }<text:line-break/> <text:s/>do<text:line-break/> <text:s text:c="3"/>echo "nameserver ${ns}" &gt;&gt; /etc/resolv.conf<text:line-break/> <text:s/>done<text:line-break/><text:line-break/> <text:s/>echo "GATEWAY=${Gateway}" &gt;&gt; /etc/sysconfig/network<text:line-break/><text:line-break/> <text:s/>sed -i -e '/^DNS/d' -e '/^GATEWAY/d' /etc/sysconfig/network-scripts/ifcfg-eth0<text:line-break/> <text:s/>sed -i -e '/^DNS/d' -e '/^GATEWAY/d' /etc/sysconfig/network-scripts/ifcfg-eth1<text:line-break/><text:line-break/> <text:s/>echo "$( ip addr show dev eth0 | awk '/inet / { print $2 }' | sed 's/\/.*//' ) <text:s/>${HostName}" &gt;&gt; /etc/hosts<text:line-break/><text:line-break/> <text:s/>echo "----------------------"<text:line-break/> <text:s/>ip addr<text:line-break/> <text:s/>echo "subscription-manager register --username ${SMUser} --password *********"<text:line-break/> <text:s/>echo "----------------------"<text:line-break/> <text:s/>subscription-manager register --username ${SMUser} --password ${SMPassword}<text:line-break/><text:line-break/> <text:s/>SMPool=``<text:line-break/><text:line-break/> <text:s/>[[ x${SMPool} = x ]] \<text:line-break/> <text:s text:c="3"/>&amp;&amp; SMPool=$( subscription-manager list --available | awk '/Red Hat Enterprise Linux Server/,/Pool/ {pool = $3} END {print pool}' )<text:line-break/><text:line-break/> <text:s/>[[ -n ${SMPool} ]] \<text:line-break/> <text:s text:c="3"/>&amp;&amp; subscription-manager attach --pool ${SMPool} \<text:line-break/> <text:s text:c="3"/>|| ( echo "Could not find a Red Hat Enterprise Linux Server pool to attach to. - Auto-attaching to any pool." \<text:line-break/> <text:s text:c="8"/>subscription-manager attach --auto<text:line-break/> <text:s text:c="8"/>)<text:line-break/><text:soft-page-break/><text:line-break/> <text:s/># Disable all enabled repositories<text:line-break/> <text:s/>for repo in $( yum repolist all | awk '/enabled:/ { print $1}' )<text:line-break/> <text:s/>do<text:line-break/> <text:s text:c="3"/>yum-config-manager --disable ${repo} | grep -E "^\[|^enabled"<text:line-break/> <text:s/>done<text:line-break/><text:line-break/> <text:s/>yum-config-manager --enable rhel-7-server-rpms<text:line-break/><text:line-break/> <text:s/>cat &lt;&lt;EOIP &gt; /etc/sysconfig/iptables<text:line-break/>*filter<text:line-break/>:INPUT ACCEPT [0:0]<text:line-break/>:FORWARD ACCEPT [0:0]<text:line-break/>:OUTPUT ACCEPT [0:0]<text:line-break/>-A INPUT -m state --state RELATED,ESTABLISHED -j ACCEPT<text:line-break/>-A INPUT -p icmp -j ACCEPT<text:line-break/>-A INPUT -i lo -j ACCEPT<text:line-break/>-A INPUT -p tcp -m state --state NEW -m tcp --dport 22 -j ACCEPT<text:line-break/>-A INPUT -m state --state NEW -m tcp -p tcp --dport 80 -j ACCEPT<text:line-break/>-A INPUT -m state --state NEW -m tcp -p tcp --dport 4505 -j ACCEPT<text:line-break/>-A INPUT -m state --state NEW -m tcp -p tcp --dport 4506 -j ACCEPT<text:line-break/>-A INPUT -j REJECT --reject-with icmp-host-prohibited<text:line-break/>-A FORWARD -j REJECT --reject-with icmp-host-prohibited<text:line-break/>COMMIT<text:line-break/>EOIP<text:line-break/><text:line-break/> <text:s/>systemctl enable iptables<text:line-break/><text:line-break/><text:line-break/> <text:s/>sed -i -e "s/^SELINUX=.*/SELINUX=permissive/" /etc/selinux/config<text:line-break/><text:line-break/> <text:s/># Configure the ntp daemon<text:line-break/> <text:s/>chkconfig ntpd on<text:line-break/> <text:s/>sed -i -e "/^server /d" /etc/ntp.conf<text:line-break/><text:line-break/> <text:s/>for ntps in ${NTPServers//,/ }<text:line-break/> <text:s/>do<text:line-break/> <text:s text:c="3"/>echo "server ${ntps}" &gt;&gt; /etc/ntp.conf<text:line-break/> <text:s/>done<text:line-break/><text:line-break/> <text:s/>yum -y update<text:line-break/><text:line-break/> <text:s/>systemctl disable NetworkManager<text:line-break/> <text:s/>systemctl disable firewalld<text:line-break/><text:line-break/><text:line-break/><text:line-break/>) 2&gt;&amp;1 | /usr/bin/tee -a /root/ceph-post.log<text:line-break/><text:line-break/>chvt 6<text:line-break/><text:line-break/>%end<text:line-break/><text:line-break/>EOFKS<text:line-break/><text:line-break/><text:soft-page-break/><text:line-break/>[[ ! -e /store/data/images ]] &amp;&amp; mkdir -p /store/data/images<text:line-break/><text:line-break/>virt-install --name ceph \<text:line-break/> <text:s/>--ram 1024 \<text:line-break/> <text:s/>--vcpus 1 \<text:line-break/> <text:s/>--hvm \<text:line-break/> <text:s/>--os-type linux \<text:line-break/> <text:s/>--os-variant rhel6 \<text:line-break/> <text:s/>--disk /store/data/images/ceph.img,bus=virtio,size=16 \<text:line-break/> <text:s/>--network bridge=public \<text:line-break/> <text:s/>--network bridge=provision \<text:line-break/> <text:s/>--initrd-inject /tmp/ceph.ks \<text:line-break/> <text:s/>--extra-args "ks=file:/ceph.ks" \<text:line-break/> <text:s/>--noautoconsole \<text:line-break/> <text:s/>--graphics spice \<text:line-break/> <text:s/>--autostart \<text:line-break/> <text:s/>--location ${locatio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DejaVu Sans Mono1" svg:font-family="'DejaVu Sans Mono'"/>
    <style:font-face style:name="Liberation Sans" svg:font-family="'Liberation Sans'"/>
    <style:font-face style:name="Lohit Devanagari1" svg:font-family="'Lohit Devanagari'"/>
    <style:font-face style:name="Nimbus Sans L" svg:font-family="'Nimbus Sans L', 'Liberation Sans'"/>
    <style:font-face style:name="OpenSymbol" svg:font-family="OpenSymbol"/>
    <style:font-face style:name="DejaVu Sans Mono" svg:font-family="'DejaVu Sans Mono'"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ohit Devanagari2" svg:font-family="'Lohit Devanagari'" style:font-family-generic="modern" style:font-pitch="fixed"/>
    <style:font-face style:name="WenQuanYi Zen Hei Sharp" svg:font-family="'WenQuanYi Zen Hei Sharp'" style:font-family-generic="modern" style:font-pitch="fixed"/>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000000" draw:fill-color="#99ccff" fo:min-height="0.1965in"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writing-mode="lr-tb" style:font-independent-line-spacing="false">
        <style:tab-stops/>
      </style:paragraph-properties>
      <style:text-properties style:use-window-font-color="true" style:font-name="Liberation Sans" fo:font-size="12pt" fo:language="en" fo:country="US" style:letter-kerning="true" style:font-name-asian="WenQuanYi Zen Hei" style:font-size-asian="12pt" style:language-asian="zh" style:country-asian="CN" style:font-name-complex="Lohit Devanagari" style:font-size-complex="12pt" style:language-complex="hi" style:country-complex="IN"/>
    </style:default-style>
    <style:default-style style:family="paragraph">
      <style:paragraph-properties fo:margin-top="0.0193in" fo:margin-bottom="0.0902in" style:contextual-spacing="false" fo:text-align="start" style:justify-single-word="false" fo:hyphenation-ladder-count="no-limit" style:text-autospace="ideograph-alpha" style:punctuation-wrap="hanging" style:line-break="strict" style:tab-stop-distance="0.4925in" style:writing-mode="page"/>
      <style:text-properties style:use-window-font-color="true" style:font-name="Liberation Sans"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cover-text" style:family="paragraph">
      <style:text-properties fo:font-size="14pt"/>
    </style:style>
    <style:style style:name="cover-bottom" style:family="paragraph">
      <style:paragraph-properties fo:margin-top="0.0984in" fo:margin-bottom="0.0835in" style:contextual-spacing="false"/>
      <style:text-properties fo:font-size="11pt"/>
    </style:style>
    <style:style style:name="sect-default" style:family="paragraph" style:class="text">
      <style:paragraph-properties fo:margin-top="0.0709in" fo:margin-bottom="0.0193in" style:contextual-spacing="false" fo:keep-with-next="always"/>
      <style:text-properties fo:color="#527bbd" style:font-name="Arial" fo:font-family="Arial" style:font-family-generic="swiss" style:font-pitch="variable" fo:font-weight="bold"/>
    </style:style>
    <style:style style:name="sect0" style:family="paragraph" style:parent-style-name="sect-default" style:master-page-name="">
      <style:paragraph-properties fo:margin-top="0.0783in" fo:margin-bottom="0.0902in" style:contextual-spacing="false" style:page-number="auto" fo:padding="0in" fo:border-left="none" fo:border-right="none" fo:border-top="none" fo:border-bottom="0.99pt solid #c0c0c0"/>
      <style:text-properties fo:font-size="200%"/>
    </style:style>
    <style:style style:name="sect1" style:family="paragraph" style:parent-style-name="sect-default" style:default-outline-level="1" style:master-page-name="">
      <style:paragraph-properties style:page-number="auto" fo:padding-left="0in" fo:padding-right="0in" fo:padding-top="0.0709in" fo:padding-bottom="0in" fo:border-left="none" fo:border-right="none" fo:border-top="none" fo:border-bottom="0.99pt solid #c0c0c0" text:number-lines="true" text:line-number="1"/>
      <style:text-properties fo:font-size="150%"/>
    </style:style>
    <style:style style:name="sect-appendix" style:family="paragraph" style:parent-style-name="sect1" style:default-outline-level="1" style:list-style-name=""/>
    <style:style style:name="sect2" style:family="paragraph" style:parent-style-name="sect-default" style:default-outline-level="2" style:master-page-name="">
      <style:paragraph-properties style:page-number="auto" text:number-lines="true" text:line-number="2"/>
      <style:text-properties fo:font-size="117%" style:text-underline-style="solid" style:text-underline-width="auto" style:text-underline-color="#c0c0c0"/>
    </style:style>
    <style:style style:name="sect3" style:family="paragraph" style:parent-style-name="sect-default" style:default-outline-level="3" style:master-page-name="">
      <style:paragraph-properties style:page-number="auto" text:number-lines="true" text:line-number="3"/>
    </style:style>
    <style:style style:name="sect4" style:family="paragraph" style:parent-style-name="sect-default" style:default-outline-level="4" style:master-page-name="">
      <style:paragraph-properties style:page-number="auto" text:number-lines="true" text:line-number="4"/>
    </style:style>
    <style:style style:name="title" style:family="paragraph" style:class="text">
      <style:paragraph-properties fo:margin-top="0.0709in" fo:margin-bottom="0.0118in" style:contextual-spacing="false" fo:keep-with-next="always"/>
      <style:text-properties fo:color="#527bbd" style:font-name="Arial" fo:font-family="Arial" style:font-family-generic="swiss" style:font-pitch="variable" fo:font-weight="bold"/>
    </style:style>
    <style:style style:name="caption" style:family="paragraph" style:class="text">
      <style:paragraph-properties fo:margin-top="0in" fo:margin-bottom="0.028in" style:contextual-spacing="false" fo:keep-with-next="always"/>
      <style:text-properties fo:font-weight="bold"/>
    </style:style>
    <style:style style:name="columnbreak" style:family="paragraph">
      <style:paragraph-properties fo:line-height="0in" fo:break-after="column"/>
    </style:style>
    <style:style style:name="asciidoc-pagebreak" style:family="paragraph">
      <style:paragraph-properties fo:line-height="0in" fo:break-after="page"/>
    </style:style>
    <style:style style:name="paragraph" style:family="paragraph">
      <style:paragraph-properties fo:margin-top="0.0598in" fo:margin-bottom="0.0902in" style:contextual-spacing="false"/>
    </style:style>
    <style:style style:name="empty" style:family="paragraph">
      <style:paragraph-properties fo:margin-left="0in" fo:margin-right="0in" fo:margin-top="0in" fo:margin-bottom="0in" style:contextual-spacing="false" fo:line-height="0in" fo:text-indent="0in" style:auto-text-indent="false" fo:padding="0in" fo:border="none"/>
    </style:style>
    <style:style style:name="annotationblock" style:family="paragraph">
      <style:paragraph-properties fo:margin-left="0in" fo:margin-right="0in" fo:margin-top="0in" fo:margin-bottom="0in" style:contextual-spacing="false" fo:line-height="0in" fo:text-indent="0in" style:auto-text-indent="false" fo:padding="0in" fo:border="none"/>
    </style:style>
    <style:style style:name="comment" style:family="paragraph">
      <style:text-properties fo:background-color="#ffff00"/>
    </style:style>
    <style:style style:name="index" style:family="paragraph" style:class="index">
      <style:paragraph-properties text:number-lines="false" text:line-number="0"/>
    </style:style>
    <style:style style:name="sect-toc" style:family="paragraph" style:parent-style-name="sect1" style:default-outline-level="" style:list-style-name="" style:class="text"/>
    <style:style style:name="toc-level-1" style:family="paragraph" style:parent-style-name="index" style:class="index">
      <style:paragraph-properties fo:margin-left="0in" fo:margin-right="0in" fo:margin-top="0.0835in" fo:margin-bottom="0in" style:contextual-spacing="false" fo:text-indent="0in" style:auto-text-indent="false">
        <style:tab-stops>
          <style:tab-stop style:position="6.6929in" style:type="right" style:leader-style="dotted" style:leader-text="."/>
        </style:tab-stops>
      </style:paragraph-properties>
      <style:text-properties fo:color="#0065ff" fo:font-size="11pt"/>
    </style:style>
    <style:style style:name="toc-level-2" style:family="paragraph" style:parent-style-name="index" style:class="index">
      <style:paragraph-properties fo:margin-left="0.1965in" fo:margin-right="0in" fo:margin-top="0.0071in" fo:margin-bottom="0in" style:contextual-spacing="false" fo:text-indent="0in" style:auto-text-indent="false">
        <style:tab-stops>
          <style:tab-stop style:position="6.4965in" style:type="right" style:leader-style="dotted" style:leader-text="."/>
        </style:tab-stops>
      </style:paragraph-properties>
    </style:style>
    <style:style style:name="admonitionicon" style:family="paragraph">
      <style:paragraph-properties fo:break-after="column"/>
    </style:style>
    <style:style style:name="admonitionname" style:family="paragraph">
      <style:paragraph-properties fo:text-align="center" style:justify-single-word="false" fo:break-after="column"/>
      <style:text-properties style:font-name="Arial" fo:font-family="Arial" style:font-family-generic="swiss" style:font-pitch="variable" fo:font-size="10pt" fo:font-weight="bold" style:text-rotation-angle="270" style:text-rotation-scale="line-height"/>
    </style:style>
    <style:style style:name="admonitiontext" style:family="paragraph">
      <style:text-properties fo:color="#606060"/>
    </style:style>
    <style:style style:name="sidebarblock" style:family="paragraph">
      <style:paragraph-properties fo:line-height="0in"/>
    </style:style>
    <style:style style:name="list-item" style:family="paragraph">
      <style:paragraph-properties fo:margin-top="0.0398in" fo:margin-bottom="0.0398in" style:contextual-spacing="false"/>
    </style:style>
    <style:style style:name="asciidoc-hr" style:family="paragraph" style:next-style-name="text-body" style:class="html">
      <style:paragraph-properties fo:line-height="0in" fo:padding="0in" fo:border-left="none" fo:border-right="none" fo:border-top="none" fo:border-bottom="0.99pt solid #c0c0c0"/>
    </style:style>
    <style:style style:name="listingblock" style:family="paragraph">
      <style:paragraph-properties fo:keep-together="auto" fo:background-color="#f8f8f8" fo:padding-left="0.0783in" fo:padding-right="0.0783in" fo:padding-top="0.1181in" fo:padding-bottom="0.1181in" fo:border-left="4.25pt solid #f0f0f0" fo:border-right="0.31pt solid #dddddd" fo:border-top="0.31pt solid #dddddd" fo:border-bottom="0.31pt solid #dddddd" style:shadow="none" style:line-break="normal">
        <style:background-image/>
      </style:paragraph-properties>
      <style:text-properties fo:color="#000080" style:font-name="DejaVu Sans Mono" fo:font-family="'DejaVu Sans Mono'" style:font-pitch="fixed" fo:font-size="10pt"/>
    </style:style>
    <style:style style:name="literalblock" style:family="paragraph">
      <style:paragraph-properties fo:padding-left="0in" fo:padding-right="0in" fo:padding-top="0.0783in" fo:padding-bottom="0.0783in" fo:border-left="0.06pt solid #000000" fo:border-right="none" fo:border-top="none" fo:border-bottom="none"/>
      <style:text-properties fo:color="#000080" style:font-name="DejaVu Sans Mono" fo:font-family="'DejaVu Sans Mono'" style:font-pitch="fixed" fo:font-size="10pt"/>
    </style:style>
    <style:style style:name="exampleblock" style:family="paragraph">
      <style:paragraph-properties fo:line-height="0in"/>
    </style:style>
    <style:style style:name="openblock" style:family="paragraph"/>
    <style:style style:name="quoteblock" style:family="paragraph">
      <style:paragraph-properties fo:margin-left="0.472in" fo:margin-right="0in" fo:margin-top="0in" fo:margin-bottom="0.1181in" style:contextual-spacing="false" fo:text-indent="0in" style:auto-text-indent="false" fo:background-color="#f8f8f8" fo:padding-left="0.0591in" fo:padding-right="0.0193in" fo:padding-top="0.0193in" fo:padding-bottom="0.0193in" fo:border-left="5.64pt solid #f0f0f0" fo:border-right="1.16pt solid #dddddd" fo:border-top="1.16pt solid #dddddd" fo:border-bottom="1.16pt solid #dddddd" style:shadow="none">
        <style:background-image/>
      </style:paragraph-properties>
      <style:text-properties fo:color="#000080" style:font-name="DejaVu Sans Mono" fo:font-family="'DejaVu Sans Mono'" style:font-pitch="fixed" fo:font-size="10pt"/>
    </style:style>
    <style:style style:name="preamble" style:family="paragraph">
      <style:text-properties fo:font-style="italic"/>
    </style:style>
    <style:style style:name="text-body" style:family="paragraph" style:class="text">
      <style:paragraph-properties fo:margin-top="0in" fo:margin-bottom="0.0835in" style:contextual-spacing="false"/>
    </style:style>
    <style:style style:name="footer" style:family="paragraph" style:class="extra">
      <style:paragraph-properties fo:padding="0in" fo:border-left="none" fo:border-right="none" fo:border-top="0.06pt solid #000000" fo:border-bottom="none" style:shadow="none" text:number-lines="false" text:line-number="0">
        <style:tab-stops>
          <style:tab-stop style:position="0in" style:type="right"/>
          <style:tab-stop style:position="6.8in" style:type="right"/>
        </style:tab-stops>
      </style:paragraph-properties>
    </style:style>
    <style:style style:name="table-of-contents" style:family="paragraph" style:class="extra" style:master-page-name="">
      <style:paragraph-properties style:page-number="auto" style:shadow="none" text:number-lines="false" text:line-number="0">
        <style:tab-stops/>
      </style:paragraph-properties>
    </style:style>
    <style:style style:name="Footer" style:family="paragraph" style:parent-style-name="Standard" style:class="extra">
      <style:paragraph-properties style:border-line-width-top="0.0008in 0.0346in 0.0138in" fo:padding="0in" fo:border-left="none" fo:border-right="none" fo:border-top="3.54pt double #cc0000" fo:border-bottom="none" style:shadow="none" text:number-lines="false" text:line-number="0">
        <style:tab-stops>
          <style:tab-stop style:position="3.5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Text_20_body" style:next-style-name="Text_20_body" style:class="text">
      <style:paragraph-properties fo:margin-top="0.1665in" fo:margin-bottom="0.0835in" style:contextual-spacing="false" style:shadow="none" fo:keep-with-next="always">
        <style:tab-stops>
          <style:tab-stop style:position="6in" style:type="right"/>
        </style:tab-stops>
      </style:paragraph-properties>
      <style:text-properties style:font-name="Nimbus Sans L" fo:font-family="'Nimbus Sans L', 'Liberation Sans'" fo:font-size="14pt" style:font-name-asian="WenQuanYi Zen Hei" style:font-family-asian="'WenQuanYi Zen Hei'"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Liberation Sans" fo:font-family="'Liberation Sans'"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DejaVu Sans Mono1" fo:font-family="'DejaVu Sans Mono'"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name-complex="Lohit Devanagari1" style:font-family-complex="'Lohit Devanagari'"/>
    </style:style>
    <style:style style:name="_2a__20_RA-Title" style:display-name="* RA-Title" style:family="paragraph" style:parent-style-name="Standard">
      <style:paragraph-properties fo:line-height="150%"/>
      <style:text-properties fo:font-size="32pt" fo:font-weight="bold" style:font-weight-asian="normal"/>
    </style:style>
    <style:style style:name="_2a__20_RA-SubTitle" style:display-name="* RA-SubTitle" style:family="paragraph" style:parent-style-name="Standard">
      <style:paragraph-properties fo:line-height="100%"/>
      <style:text-properties fo:font-size="20pt" fo:font-weight="bold" style:font-size-asian="20pt" style:font-weight-asian="normal" style:font-size-complex="20pt" style:font-weight-complex="bold"/>
    </style:style>
    <style:style style:name="_2a__20_RA-Author" style:display-name="* RA-Author" style:family="paragraph" style:parent-style-name="Standard">
      <style:paragraph-properties fo:line-height="150%"/>
      <style:text-properties fo:font-size="10pt" fo:font-weight="bold" style:font-size-asian="10pt" style:font-weight-asian="bold" style:font-size-complex="10pt" style:font-weight-complex="bold"/>
    </style:style>
    <style:style style:name="_2a__20_RA-Document_20_Version" style:display-name="* RA-Document Version" style:family="paragraph" style:parent-style-name="Standard">
      <style:paragraph-properties fo:line-height="150%"/>
      <style:text-properties fo:font-size="14pt" fo:font-weight="bold" style:font-size-asian="14pt" style:font-weight-asian="bold" style:font-size-complex="14pt" style:font-weight-complex="bold"/>
    </style:style>
    <style:style style:name="_2a__20_RA-Release_20_Date" style:display-name="* RA-Release Date" style:family="paragraph" style:parent-style-name="Standard">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5in" style:type="center"/>
          <style:tab-stop style:position="6.929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5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line-height="150%" fo:text-align="center" style:justify-single-word="false" style:shadow="none"/>
      <style:text-properties fo:font-style="oblique" fo:font-weight="bold" style:font-weight-asian="normal"/>
    </style:style>
    <style:style style:name="Heading_20_1" style:display-name="Heading 1" style:family="paragraph" style:parent-style-name="Heading" style:next-style-name="Text_20_body" style:class="text" style:master-page-name="">
      <style:paragraph-properties fo:margin-left="0in" fo:margin-right="0in" fo:margin-top="0.1701in" fo:margin-bottom="0.0402in" style:contextual-spacing="false" fo:text-indent="0in" style:auto-text-indent="false" style:page-number="auto">
        <style:tab-stops>
          <style:tab-stop style:position="6in" style:type="right"/>
        </style:tab-stops>
      </style:paragraph-properties>
      <style:text-properties fo:font-size="24pt" fo:font-weight="bold" style:font-size-asian="115%" style:font-weight-asian="normal" style:font-size-complex="115%" style:font-weight-complex="bold"/>
    </style:style>
    <style:style style:name="Heading_20_2" style:display-name="Heading 2" style:family="paragraph" style:parent-style-name="Text_20_body" style:next-style-name="Text_20_body" style:class="text">
      <style:paragraph-properties fo:margin-left="0in" fo:margin-right="0in" fo:margin-top="0.1701in" fo:margin-bottom="0.0402in" style:contextual-spacing="false" fo:text-indent="0in" style:auto-text-indent="false"/>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paragraph-properties fo:margin-left="0in" fo:margin-right="0in" fo:margin-top="0.1701in" fo:margin-bottom="0.0402in" style:contextual-spacing="false" fo:text-indent="0in" style:auto-text-indent="false" style:page-number="auto">
        <style:tab-stops>
          <style:tab-stop style:position="6in" style:type="right"/>
        </style:tab-stops>
      </style:paragraph-properties>
      <style:text-properties fo:font-size="16pt" fo:font-weight="bold" style:font-size-asian="14pt" style:font-weight-asian="normal" style:font-size-complex="14pt" style:font-weight-complex="bold"/>
    </style:style>
    <style:style style:name="Illustration" style:family="paragraph" style:parent-style-name="Caption" style:class="extra">
      <style:paragraph-properties fo:text-align="center" style:justify-single-word="false" style:shadow="none">
        <style:tab-stops/>
      </style:paragraph-properties>
      <style:text-properties fo:font-style="oblique" fo:font-weight="bold" style:font-weight-asian="normal"/>
    </style:style>
    <style:style style:name="Heading_20_4" style:display-name="Heading 4" style:family="paragraph" style:parent-style-name="Text_20_body" style:next-style-name="Text_20_body" style:class="text">
      <style:paragraph-properties fo:margin-left="0in" fo:margin-right="0in" fo:margin-top="0.1701in" fo:margin-bottom="0.0402in" style:contextual-spacing="false" fo:text-indent="0in" style:auto-text-indent="false">
        <style:tab-stops/>
      </style:paragraph-properties>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ext_20_body" style:next-style-name="Text_20_body" style:default-outline-level="5" style:class="text">
      <style:paragraph-properties fo:margin-left="0in" fo:margin-right="0in" fo:margin-top="0.1701in" fo:margin-bottom="0.0402in" style:contextual-spacing="false" fo:text-indent="0in" style:auto-text-indent="false"/>
      <style:text-properties fo:font-size="85%" fo:font-weight="bold" style:font-size-asian="85%" style:font-weight-asian="normal" style:font-size-complex="85%" style:font-weight-complex="bold"/>
    </style:style>
    <style:style style:name="Heading_20_6" style:display-name="Heading 6" style:family="paragraph" style:parent-style-name="Text_20_body" style:next-style-name="Text_20_body" style:default-outline-level="6" style:class="text" style:master-page-name="">
      <style:paragraph-properties fo:margin-left="0in" fo:margin-right="0in" fo:margin-top="0.1701in" fo:margin-bottom="0.0402in" style:contextual-spacing="false" fo:text-align="start" style:justify-single-word="false" fo:text-indent="0in" style:auto-text-indent="false" style:page-number="auto" fo:background-color="transparent">
        <style:tab-stops/>
        <style:background-image/>
      </style:paragraph-properties>
      <style:text-properties fo:font-size="24pt" fo:font-weight="bold" style:font-size-asian="75%" style:font-weight-asian="normal" style:font-size-complex="75%" style:font-weight-complex="bold"/>
    </style:style>
    <style:style style:name="Heading_20_7" style:display-name="Heading 7" style:family="paragraph" style:parent-style-name="Text_20_body" style:next-style-name="Text_20_body" style:default-outline-level="7" style:class="text">
      <style:text-properties fo:font-size="18pt" fo:font-weight="bold" style:font-size-asian="75%" style:font-weight-asian="normal" style:font-size-complex="75%" style:font-weight-complex="bold"/>
    </style:style>
    <style:style style:name="Heading_20_8" style:display-name="Heading 8" style:family="paragraph" style:parent-style-name="Text_20_body" style:next-style-name="Text_20_body" style:default-outline-level="8" style:class="text">
      <style:text-properties fo:font-size="16pt" fo:font-weight="bold" style:font-size-asian="75%" style:font-weight-asian="normal" style:font-size-complex="75%" style:font-weight-complex="bold"/>
    </style:style>
    <style:style style:name="Heading_20_9" style:display-name="Heading 9" style:family="paragraph" style:parent-style-name="Text_20_body" style:next-style-name="Text_20_body" style:default-outline-level="9" style:class="text">
      <style:text-properties fo:font-size="14pt" fo:font-weight="bold" style:font-size-asian="75%" style:font-weight-asian="normal" style:font-size-complex="75%" style:font-weight-complex="bold"/>
    </style:style>
    <style:style style:name="Heading_20_10" style:display-name="Heading 10" style:family="paragraph" style:parent-style-name="Text_20_body" style:next-style-name="Text_20_body" style:default-outline-level="10" style:class="text">
      <style:paragraph-properties>
        <style:tab-stops/>
      </style:paragraph-properties>
      <style:text-properties fo:font-size="75%" fo:font-weight="bold" style:font-size-asian="75%" style:font-weight-asian="normal" style:font-size-complex="75%" style:font-weight-complex="bold"/>
    </style:style>
    <style:style style:name="_2a__20_RA-Copyright_20_Page_20_Body" style:display-name="* RA-Copyright Page Body" style:family="paragraph" style:parent-style-name="Text_20_body">
      <style:text-properties style:font-name="Liberation Sans1" fo:font-family="'Liberation Sans'" style:font-family-generic="swiss" style:font-pitch="variable" fo:font-size="11pt" style:font-size-asian="11pt" style:font-name-complex="Arial" style:font-family-complex="Arial" style:font-family-generic-complex="swiss" style:font-pitch-complex="variable" style:font-size-complex="11pt"/>
    </style:style>
    <style:style style:name="_2a__20_RA-Code" style:display-name="* RA-Code" style:family="paragraph" style:parent-style-name="Standard">
      <style:paragraph-properties fo:margin-left="0.1in" fo:margin-right="0.1in" fo:margin-top="0in" fo:margin-bottom="0in" style:contextual-spacing="false" fo:text-indent="0in" style:auto-text-indent="false" fo:background-color="#ffffcc">
        <style:tab-stops/>
        <style:background-image/>
      </style:paragraph-properties>
      <style:text-properties style:font-name="Liberation Mono" fo:font-family="'Liberation Mono'" style:font-family-generic="modern" style:font-pitch="fixed" fo:font-size="10.5pt" style:font-size-asian="10.5pt" style:font-size-complex="10.5pt"/>
    </style:style>
    <style:style style:name="_2a__20_RA-Content" style:display-name="* RA-Content" style:family="paragraph" style:parent-style-name="Standard">
      <style:paragraph-properties fo:margin-left="0.1in" fo:margin-right="0.1in" fo:margin-top="0in" fo:margin-bottom="0in" style:contextual-spacing="false" fo:text-indent="0in" style:auto-text-indent="false" fo:background-color="#ccffff">
        <style:background-image/>
      </style:paragraph-properties>
      <style:text-properties style:font-name="Liberation Mono" fo:font-family="'Liberation Mono'" style:font-family-generic="modern" style:font-pitch="fixed" fo:font-size="10.5pt" style:font-size-asian="10.5pt" style:font-size-complex="10.5pt"/>
    </style:style>
    <style:style style:name="Endnote" style:family="paragraph" style:parent-style-name="Standard" style:class="extra" style:master-page-name="">
      <style:paragraph-properties fo:margin-left="0.1965in" fo:margin-right="0in" fo:margin-top="0in" fo:margin-bottom="0.0799in" style:contextual-spacing="false" fo:line-height="100%" fo:text-indent="-0.1965in" style:auto-text-indent="false" style:page-number="auto" fo:background-color="transparent" text:number-lines="false" text:line-number="0">
        <style:tab-stops/>
        <style:background-image/>
      </style:paragraph-properties>
      <style:text-properties fo:font-size="12pt" style:font-size-asian="10pt" style:font-weight-asian="normal" style:font-size-complex="10pt"/>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igure" style:family="paragraph" style:parent-style-name="Caption">
      <style:paragraph-properties fo:line-height="150%" fo:text-align="center" style:justify-single-word="false"/>
      <style:text-properties fo:font-style="normal" fo:font-weight="bold" style:font-weight-asian="normal"/>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margin-top="0in" fo:margin-bottom="0in" style:contextual-spacing="false" fo:text-align="center" style:justify-single-word="false" fo:text-indent="0in" style:auto-text-indent="false" text:number-lines="false" text:line-number="0"/>
      <style:text-properties fo:font-size="18pt" fo:font-weight="bold" style:font-size-asian="16pt" style:font-weight-asian="normal" style:font-size-complex="16pt" style:font-weight-complex="bold"/>
    </style:style>
    <style:style style:name="Contents_20_1" style:display-name="Contents 1" style:family="paragraph" style:parent-style-name="Index" style:default-outline-level="" style:list-style-name="" style:class="index">
      <style:paragraph-properties fo:margin-top="0.1in" fo:margin-bottom="0.1in" style:contextual-spacing="false">
        <style:tab-stops>
          <style:tab-stop style:position="6.8in" style:type="right" style:leader-style="dotted" style:leader-text="."/>
        </style:tab-stops>
      </style:paragraph-properties>
      <style:text-properties fo:font-size="14pt" style:font-weight-asian="normal"/>
    </style:style>
    <style:style style:name="Contents_20_2" style:display-name="Contents 2" style:family="paragraph" style:parent-style-name="Index" style:class="index">
      <style:paragraph-properties fo:margin-left="0.1201in" fo:margin-right="0in" fo:margin-top="0in" fo:margin-bottom="0.0799in" style:contextual-spacing="false" fo:text-indent="0in" style:auto-text-indent="false">
        <style:tab-stops>
          <style:tab-stop style:position="6.6in" style:type="right" style:leader-style="dotted" style:leader-text="."/>
        </style:tab-stops>
      </style:paragraph-properties>
      <style:text-properties style:font-weight-asian="normal"/>
    </style:style>
    <style:style style:name="Contents_20_6" style:display-name="Contents 6" style:family="paragraph" style:parent-style-name="Index" style:class="index">
      <style:paragraph-properties fo:margin-left="0in" fo:margin-right="0in" fo:margin-top="0.1in" fo:margin-bottom="0.1in" style:contextual-spacing="false" fo:text-indent="0in" style:auto-text-indent="false">
        <style:tab-stops>
          <style:tab-stop style:position="6.8in" style:type="right" style:leader-style="dotted" style:leader-text="."/>
        </style:tab-stops>
      </style:paragraph-properties>
      <style:text-properties fo:font-size="14pt" style:font-weight-asian="normal"/>
    </style:style>
    <style:style style:name="Contents_20_7" style:display-name="Contents 7" style:family="paragraph" style:parent-style-name="Index" style:class="index">
      <style:paragraph-properties fo:margin-left="0.1201in" fo:margin-right="0in" fo:margin-top="0in" fo:margin-bottom="0.0799in" style:contextual-spacing="false" fo:text-indent="0in" style:auto-text-indent="false">
        <style:tab-stops>
          <style:tab-stop style:position="6.6in" style:type="right" style:leader-style="dotted" style:leader-text="."/>
        </style:tab-stops>
      </style:paragraph-properties>
      <style:text-properties style:font-weight-asian="normal"/>
    </style:style>
    <style:style style:name="Contents_20_3" style:display-name="Contents 3" style:family="paragraph" style:parent-style-name="Index" style:class="index">
      <style:paragraph-properties fo:margin-left="0.2402in" fo:margin-right="0in" fo:margin-top="0in" fo:margin-bottom="0.0402in" style:contextual-spacing="false" fo:text-indent="0in" style:auto-text-indent="false">
        <style:tab-stops>
          <style:tab-stop style:position="6.4in" style:type="right" style:leader-style="dotted" style:leader-text="."/>
        </style:tab-stops>
      </style:paragraph-properties>
      <style:text-properties style:font-weight-asian="normal"/>
    </style:style>
    <style:style style:name="Contents_20_4" style:display-name="Contents 4" style:family="paragraph" style:parent-style-name="Index" style:class="index">
      <style:paragraph-properties fo:margin-left="0.3598in" fo:margin-right="0in" fo:margin-top="0in" fo:margin-bottom="0.0402in" style:contextual-spacing="false" fo:text-indent="0in" style:auto-text-indent="false">
        <style:tab-stops>
          <style:tab-stop style:position="6.2in" style:type="right" style:leader-style="dotted" style:leader-text="."/>
        </style:tab-stops>
      </style:paragraph-properties>
      <style:text-properties style:font-weight-asian="normal"/>
    </style:style>
    <style:style style:name="Contents_20_5" style:display-name="Contents 5" style:family="paragraph" style:parent-style-name="Index" style:class="index">
      <style:paragraph-properties fo:margin-left="0.4799in" fo:margin-right="0in" fo:margin-top="0in" fo:margin-bottom="0in" style:contextual-spacing="false" fo:text-indent="0in" style:auto-text-indent="false">
        <style:tab-stops>
          <style:tab-stop style:position="6in" style:type="right" style:leader-style="dotted" style:leader-text="."/>
        </style:tab-stops>
      </style:paragraph-properties>
      <style:text-properties style:font-weight-asian="normal"/>
    </style:style>
    <style:style style:name="Contents_20_8" style:display-name="Contents 8" style:family="paragraph" style:parent-style-name="Index" style:class="index">
      <style:paragraph-properties fo:margin-left="0.2402in" fo:margin-right="0in" fo:margin-top="0in" fo:margin-bottom="0.0402in" style:contextual-spacing="false" fo:text-indent="0in" style:auto-text-indent="false">
        <style:tab-stops>
          <style:tab-stop style:position="6.4in" style:type="right" style:leader-style="dotted" style:leader-text="."/>
        </style:tab-stops>
      </style:paragraph-properties>
      <style:text-properties style:font-weight-asian="normal"/>
    </style:style>
    <style:style style:name="Contents_20_9" style:display-name="Contents 9" style:family="paragraph" style:parent-style-name="Index" style:class="index">
      <style:paragraph-properties fo:margin-left="0.3598in" fo:margin-right="0in" fo:margin-top="0in" fo:margin-bottom="0.0402in" style:contextual-spacing="false" fo:text-indent="0in" style:auto-text-indent="false">
        <style:tab-stops>
          <style:tab-stop style:position="6.2in" style:type="right" style:leader-style="dotted" style:leader-text="."/>
        </style:tab-stops>
      </style:paragraph-properties>
      <style:text-properties style:font-weight-asian="normal"/>
    </style:style>
    <style:style style:name="Contents_20_10" style:display-name="Contents 10" style:family="paragraph" style:parent-style-name="Index" style:class="index">
      <style:paragraph-properties fo:margin-left="0.4799in" fo:margin-right="0in" fo:margin-top="0in" fo:margin-bottom="0.0402in" style:contextual-spacing="false" fo:text-indent="0in" style:auto-text-indent="false">
        <style:tab-stops>
          <style:tab-stop style:position="6in" style:type="right" style:leader-style="dotted" style:leader-text="."/>
        </style:tab-stops>
      </style:paragraph-properties>
    </style:style>
    <style:style style:name="_2a__20_RA-Reference_20_Title" style:display-name="* RA-Reference Title" style:family="paragraph" style:next-style-name="_2a__20_RA-Reference_20_Body">
      <style:paragraph-properties fo:margin-left="0.2in" fo:margin-right="0in" fo:margin-top="0.1598in" fo:margin-bottom="0in" style:contextual-spacing="false" fo:text-indent="-0.2in" style:auto-text-indent="false">
        <style:tab-stops/>
      </style:paragraph-properties>
      <style:text-properties fo:font-weight="bold" style:font-weight-asian="normal"/>
    </style:style>
    <style:style style:name="_2a__20_RA-Reference_20_Body" style:display-name="* RA-Reference Body" style:family="paragraph" style:parent-style-name="_2a__20_RA-Reference_20_Title" style:next-style-name="_2a__20_RA-Reference_20_Title">
      <style:paragraph-properties fo:margin-left="0.4in" fo:margin-right="0in" fo:margin-top="0in" fo:margin-bottom="0in" style:contextual-spacing="false" fo:text-indent="-0.2in" style:auto-text-indent="false">
        <style:tab-stops/>
      </style:paragraph-properties>
      <style:text-properties fo:font-size="10pt" fo:font-weight="normal"/>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2" fo:font-family="'DejaVu Sans Mono'" style:font-family-generic="modern" style:font-pitch="fixed" fo:font-size="10pt" style:font-name-asian="WenQuanYi Zen Hei Sharp" style:font-family-asian="'WenQuanYi Zen Hei Sharp'" style:font-family-generic-asian="modern" style:font-pitch-asian="fixed" style:font-size-asian="10pt" style:font-name-complex="Lohit Devanagari2" style:font-family-complex="'Lohit Devanagari'" style:font-family-generic-complex="modern" style:font-pitch-complex="fixed" style:font-size-complex="10pt"/>
    </style:style>
    <style:style style:name="comment" style:family="text">
      <style:text-properties fo:background-color="#ffff00"/>
    </style:style>
    <style:style style:name="toc-link" style:family="text"/>
    <style:style style:name="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2a__20_RA-Software_20_Name" style:display-name="* RA-Software Name" style:family="text">
      <style:text-properties style:font-name="Liberation Mono1" fo:font-family="'Liberation Mono'" style:font-style-name="Bold" style:font-family-generic="modern" style:font-pitch="fixed" fo:font-weight="bold" style:font-weight-asian="normal"/>
    </style:style>
    <style:style style:name="_2a__20_RA-File" style:display-name="* RA-File" style:family="text">
      <style:text-properties fo:font-style="italic" style:font-style-asian="italic" style:font-weight-asian="normal"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_2a__20_RA-UI_20_Element" style:display-name="* RA-UI Element" style:family="text">
      <style:text-properties style:font-name="Liberation Serif" fo:font-family="'Liberation Serif'" style:font-style-name="Bold" style:font-family-generic="roman" style:font-pitch="variable" fo:font-weight="bold" style:font-weight-asian="normal"/>
    </style:style>
    <style:style style:name="_2a__20_RA-Important_20_Term" style:display-name="* RA-Important Term" style:family="text">
      <style:text-properties fo:font-variant="small-caps" fo:font-style="italic" fo:font-weight="normal" style:font-weight-asian="normal"/>
    </style:style>
    <style:style style:name="_2a__20_RA-Variable_20_Data" style:display-name="* RA-Variable Data" style:family="text">
      <style:text-properties fo:font-variant="normal" fo:text-transform="none" style:font-name="Liberation Mono2" fo:font-family="'Liberation Mono'" style:font-style-name="Bold Italic" style:font-family-generic="modern" style:font-pitch="fixed" fo:font-style="italic" fo:font-weight="bold" fo:background-color="transparent" style:font-weight-asian="normal"/>
    </style:style>
    <style:style style:name="_2a__20_RA-Generic_20_Entity" style:display-name="* RA-Generic Entity" style:family="text">
      <style:text-properties style:font-name="Liberation Sans2" fo:font-family="'Liberation Sans'" style:font-style-name="Italic" style:font-family-generic="swiss" style:font-pitch="variable" fo:font-style="italic" fo:font-weight="normal" style:font-weight-asian="normal"/>
    </style:style>
    <style:style style:name="_2a__20_RA-Table_20_of_20_Contents_20_LS_20_Entity" style:display-name="* RA-Table of Contents LS Entity" style:family="text">
      <style:text-properties style:font-weight-asian="normal"/>
    </style:style>
    <style:style style:name="cover-image" style:family="graphic">
      <style:graphic-properties svg:width="6.6929in" style:rel-width="100%" svg:height="0.902in" svg:x="0in" svg:y="0in" fo:margin-top="0.0193in" fo:margin-bottom="0.9839in" style:wrap="dynamic" style:number-wrapped-paragraphs="1" style:wrap-contour="false" style:vertical-pos="bottom" style:vertical-rel="page-content" style:horizontal-pos="center" style:horizontal-rel="page-content"/>
    </style:style>
    <style:style style:name="cover-bottom" style:family="graphic">
      <style:graphic-properties svg:width="0.0161in" fo:min-width="100%" fo:min-height="0.1665in" svg:x="0in" svg:y="0in" style:vertical-pos="bottom" style:vertical-rel="page-content" style:horizontal-pos="from-left" style:horizontal-rel="page-content" fo:padding="0in" fo:border="none" style:shadow="none" draw:shadow-opacity="100%"/>
    </style:style>
    <style:style style:name="sidebarframe" style:family="graphic">
      <style:graphic-properties svg:width="0.0161in" style:rel-width="100%" fo:min-height="0.0161in" text:anchor-type="paragraph" svg:x="0in" svg:y="0in" style:vertical-pos="top" style:vertical-rel="paragraph" style:horizontal-pos="right" style:horizontal-rel="paragraph" fo:background-color="#ffffee" style:background-transparency="0%" fo:padding="0.0709in" fo:border-left="4.25pt solid #f0f0f0" fo:border-right="0.31pt solid #dddddd" fo:border-top="0.31pt solid #dddddd" fo:border-bottom="0.31pt solid #dddddd">
        <style:background-image/>
      </style:graphic-properties>
    </style:style>
    <style:style style:name="imageblock" style:family="graphic">
      <style:graphic-properties svg:x="0in" svg:y="0in" fo:margin-left="0.0783in" fo:margin-right="0.0783in" fo:margin-top="0in" fo:margin-bottom="0in" style:wrap="none" style:vertical-pos="top" style:vertical-rel="page-content" style:horizontal-pos="from-left" style:horizontal-rel="char" fo:background-color="transparent" style:background-transparency="100%" fo:padding="0in" fo:border="none" style:shadow="none" draw:shadow-opacity="100%">
        <style:background-image/>
      </style:graphic-properties>
    </style:style>
    <style:style style:name="imageblock-left" style:family="graphic" style:parent-style-name="imageblock">
      <style:graphic-properties svg:width="0.0161in" style:rel-width="50%" fo:min-height="0.0161in" svg:x="0in" style:wrap="right" style:number-wrapped-paragraphs="no-limit" style:wrap-contour="false" style:horizontal-pos="left" style:horizontal-rel="char"/>
    </style:style>
    <style:style style:name="imageblock-right" style:family="graphic" style:parent-style-name="imageblock">
      <style:graphic-properties svg:width="0.0161in" style:rel-width="50%" fo:min-height="0.0161in" svg:x="0in" style:wrap="left" style:number-wrapped-paragraphs="no-limit" style:wrap-contour="false" style:horizontal-pos="right" style:horizontal-rel="char"/>
    </style:style>
    <style:style style:name="imageblock-center" style:family="graphic" style:parent-style-name="imageblock">
      <style:graphic-properties svg:width="0.0161in" style:rel-width="80%" fo:min-height="0.0161in" svg:x="0in" style:wrap="none" style:horizontal-pos="center" style:horizontal-rel="char"/>
    </style:style>
    <style:style style:name="exampleframe" style:family="graphic">
      <style:graphic-properties svg:width="0.0161in" style:rel-width="100%" fo:min-height="0.0161in" text:anchor-type="paragraph" svg:x="0in" svg:y="0in" style:vertical-pos="top" style:vertical-rel="paragraph" style:horizontal-pos="right" style:horizontal-rel="paragraph" fo:padding="0.0709in" fo:border-left="2.01pt solid #dddddd" fo:border-right="none" fo:border-top="none" fo:border-bottom="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top="0in" fo:margin-bottom="0.2in" style:wrap="parallel" style:number-wrapped-paragraphs="no-limit" style:wrap-contour="false" style:vertical-pos="top" style:vertical-rel="paragraph-content" style:horizontal-pos="center" style:horizontal-rel="paragraph-content" fo:background-color="transparent" style:background-transparency="100%" style:shadow="none" draw:shadow-opacity="100%">
        <style:background-image/>
        <style:columns fo:column-count="1" fo:column-gap="0in"/>
      </style:graphic-properties>
    </style:style>
    <text:outline-style style:name="Outline">
      <text:outline-level-style text:level="1" text:style-name="numbering"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text-properties style:font-name="Liberation Sans1" fo:font-size="11pt" fo:font-weight="bold" style:font-name-asian="Times New Roman" style:font-size-asian="11pt" style:font-weight-asian="bold" style:font-name-complex="Arial" style:font-size-complex="11pt" style:font-weight-complex="bold"/>
    </style:style>
    <style:style style:name="MT1" style:family="text">
      <style:text-properties fo:font-weight="bold" style:font-weight-asian="bold" style:font-weight-complex="bold"/>
    </style:style>
    <style:style style:name="MT2" style:family="text">
      <style:text-properties style:font-name="Liberation Sans1" fo:font-size="11pt" fo:font-weight="bold" style:font-name-asian="Times New Roman" style:font-size-asian="11pt" style:font-weight-asian="bold" style:font-name-complex="Arial" style:font-size-complex="11pt" style:font-weight-complex="bold"/>
    </style:style>
    <style:style style:name="Mfr1" style:family="graphic" style:parent-style-name="Graphics">
      <style:graphic-properties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distance-before-sep="0.0402in" style:distance-after-sep="0.0402in" style:line-style="none" style:adjustment="left" style:rel-width="25%" style:color="#000000"/>
      </style:page-layout-properties>
      <style:header-style>
        <style:header-footer-properties fo:min-height="0.2902in" fo:margin-left="0in" fo:margin-right="0in" fo:margin-bottom="0.25in" style:dynamic-spacing="true"/>
      </style:header-style>
      <style:footer-style/>
    </style:page-layout>
    <style:page-layout style:name="Mpm3">
      <style:page-layout-properties fo:page-width="8.5in" fo:page-height="11in" style:num-format="i" style:print-orientation="portrait" fo:margin-top="0.5in" fo:margin-bottom="0.5in" fo:margin-left="0.7874in" fo:margin-right="0.7874in" style:shadow="none"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4">
      <style:page-layout-properties fo:page-width="8.5in" fo:page-height="11in" style:num-format="1" style:print-orientation="portrait" fo:margin-top="0.5in" fo:margin-bottom="0.5in" fo:margin-left="0.7874in" fo:margin-right="0.7874in" style:shadow="none" style:writing-mode="lr-tb" style:footnote-max-height="0in">
        <style:footnote-sep style:line-style="none"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5">
      <style:page-layout-properties fo:page-width="8.5in" fo:page-height="11in" style:num-format="i" style:print-orientation="portrait" fo:margin-top="0.5in" fo:margin-bottom="0.5in" fo:margin-left="0.7902in" fo:margin-right="0.7902in" style:shadow="none"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7" style:page-usage="left">
      <style:page-layout-properties fo:page-width="8.5in" fo:page-height="11in" style:num-format="1" style:print-orientation="portrait" fo:margin-top="0.5in" fo:margin-bottom="0.5in" fo:margin-left="0.7902in" fo:margin-right="0.7902in" style:shadow="none" fo:background-color="transparent" style:writing-mode="lr-tb" style:footnote-max-height="0in">
        <style:background-image xlink:href="Pictures/10000000000001680000015F0EFD1D18.jpg" xlink:type="simple" xlink:actuate="onLoad" style:position="center center" style:repeat="no-repeat"/>
        <style:columns fo:column-count="1" fo:column-gap="0in"/>
        <style:footnote-sep style:width="0.0071in" style:line-style="solid" style:adjustment="left" style:rel-width="25%" style:color="#000000"/>
      </style:page-layout-properties>
      <style:header-style/>
      <style:footer-style/>
    </style:page-layout>
    <style:page-layout style:name="Mpm8">
      <style:page-layout-properties fo:page-width="8.5in" fo:page-height="11in" style:num-format="I" style:print-orientation="portrait" fo:margin-top="0.5in" fo:margin-bottom="0.5in" fo:margin-left="0.7902in" fo:margin-right="0.7902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9"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
      </style:header>
      <style:header-left>
        <text:p text:style-name="Header_20_left"/>
      </style:header-left>
      <style:footer>
        <text:p text:style-name="Footer"><text:span text:style-name="MT1"><text:tab/></text:span><text:span text:style-name="MT1"><text:page-number text:select-page="current">9</text:page-number></text:span><text:span text:style-name="MT1"><text:tab/></text:span></text:p>
      </style:footer>
      <style:footer-left>
        <text:p text:style-name="Footer"><text:span text:style-name="MT2"><text:tab/></text:span><text:span text:style-name="MT2"><text:page-number text:select-page="current">8</text:page-number></text:span><text:span text:style-name="MT2"><text:tab/></text:span></text:p>
      </style:footer-left>
    </style:master-page>
    <style:master-page style:name="First_20_Page" style:display-name="First Page" style:page-layout-name="Mpm2" style:next-style-name="Standard">
      <style:header>
        <text:p text:style-name="Header"><draw:frame draw:style-name="Mfr1" draw:name="graphics2" text:anchor-type="paragraph" svg:x="-0.7874in" svg:y="0.161in" svg:width="5.8in" svg:height="2.0402in" draw:z-index="0"><draw:image xlink:href="Pictures/1000020100000205000000B7174E35E1.png" xlink:type="simple" xlink:show="embed" xlink:actuate="onLoad"/></draw:frame><draw:frame draw:style-name="Mfr2" draw:name="graphics3" text:anchor-type="paragraph" svg:x="0.0472in" svg:y="9.2673in" svg:width="2.2917in" svg:height="0.652in" draw:z-index="0"><draw:image xlink:href="Pictures/10000201000000A50000002FC085EA40.png" xlink:type="simple" xlink:show="embed" xlink:actuate="onLoad"/></draw:frame></text:p>
      </style:header>
    </style:master-page>
    <style:master-page style:name="Index" style:page-layout-name="Mpm3">
      <style:header>
        <text:p text:style-name="Header"><text:tab/><text:tab/><draw:frame draw:style-name="Mfr3" draw:name="graphics8" text:anchor-type="as-char" svg:width="0.3807in" svg:height="0.3709in" draw:z-index="0"><draw:image xlink:href="Pictures/10000000000001680000015F203881C8.jpg" xlink:type="simple" xlink:show="embed" xlink:actuate="onLoad"/></draw:frame></text:p>
      </style:header>
      <style:header-left>
        <text:p text:style-name="Header"><draw:frame draw:style-name="Mfr3" draw:name="graphics5" text:anchor-type="as-char" svg:width="0.3807in" svg:height="0.3709in" draw:z-index="0"><draw:image xlink:href="Pictures/10000000000001680000015F203881C8.jpg" xlink:type="simple" xlink:show="embed" xlink:actuate="onLoad"/></draw:frame></text:p>
      </style:header-left>
      <style:footer>
        <text:p text:style-name="Footer"><text:span text:style-name="MT2">refarch-feedback@redhat.com</text:span><text:span text:style-name="MT1"><text:tab/></text:span><text:span text:style-name="MT1"><text:page-number text:select-page="current">0</text:page-number></text:span><text:span text:style-name="MT1"><text:tab/></text:span><text:span text:style-name="MT2">www.redhat.com</text:span></text:p>
      </style:footer>
      <style:footer-left>
        <text:p text:style-name="Footer"><text:span text:style-name="MT2">www.redhat.com<text:tab/></text:span><text:span text:style-name="MT2"><text:page-number text:select-page="current">0</text:page-number></text:span><text:span text:style-name="MT2"><text:tab/>refarch-feedback@redhat.com</text:span></text:p>
      </style:footer-left>
    </style:master-page>
    <style:master-page style:name="Endnote" style:page-layout-name="Mpm4">
      <style:header>
        <text:p text:style-name="Header"/>
      </style:header>
      <style:header-left>
        <text:p text:style-name="Header"><text:tab/><text:tab/><draw:frame draw:style-name="Mfr3" draw:name="graphics6" text:anchor-type="as-char" svg:width="0.3807in" svg:height="0.3709in" draw:z-index="0"><draw:image xlink:href="Pictures/10000000000001680000015F203881C8.jpg" xlink:type="simple" xlink:show="embed" xlink:actuate="onLoad"/></draw:frame></text:p>
      </style:header-left>
      <style:footer>
        <text:p text:style-name="Footer"/>
      </style:footer>
      <style:footer-left>
        <text:p text:style-name="Footer"><text:span text:style-name="MT2">refarch-feedback@redhat.com</text:span><text:span text:style-name="MT1"><text:tab/></text:span><text:span text:style-name="MT1"><text:page-number text:select-page="current">0</text:page-number></text:span><text:span text:style-name="MT1"><text:tab/></text:span><text:span text:style-name="MT2">www.redhat.com</text:span></text:p>
      </style:footer-left>
    </style:master-page>
    <style:master-page style:name="_2a__20_RA-Copyright" style:display-name="* RA-Copyright" style:page-layout-name="Mpm5" style:next-style-name="_2a__20_RA-Feedback">
      <style:header>
        <text:p text:style-name="Header"><draw:frame draw:style-name="Mfr3" draw:name="graphics7" text:anchor-type="as-char" svg:width="0.3807in" svg:height="0.3709in" draw:z-index="0"><draw:image xlink:href="Pictures/10000000000001680000015F203881C8.jpg" xlink:type="simple" xlink:show="embed" xlink:actuate="onLoad"/></draw:frame></text:p>
      </style:header>
      <style:header-left>
        <text:p text:style-name="Header"><draw:frame draw:style-name="Mfr3" draw:name="graphics4" text:anchor-type="as-char" svg:width="0.3807in" svg:height="0.3709in" draw:z-index="0"><draw:image xlink:href="Pictures/10000000000001680000015F203881C8.jpg" xlink:type="simple" xlink:show="embed" xlink:actuate="onLoad"/></draw:frame></text:p>
      </style:header-left>
      <style:footer>
        <text:p text:style-name="Footer"><text:span text:style-name="MT2">refarch-feedback@redhat.com</text:span><text:span text:style-name="MT1"><text:tab/></text:span><text:span text:style-name="MT1"><text:page-number text:select-page="current">0</text:page-number></text:span><text:span text:style-name="MT1"><text:tab/></text:span><text:span text:style-name="MT2">www.redhat.com</text:span></text:p>
      </style:footer>
      <style:footer-left>
        <text:p text:style-name="Footer"><text:span text:style-name="MT2">www.redhat.com<text:tab/></text:span><text:span text:style-name="MT2"><text:page-number text:select-page="current">0</text:page-number></text:span><text:span text:style-name="MT2"><text:tab/>refarch-feedback@redhat.com</text:span></text:p>
      </style:footer-left>
    </style:master-page>
    <style:master-page style:name="Footnote" style:page-layout-name="Mpm6"/>
    <style:master-page style:name="_2a__20_RA-Last_20_Page" style:display-name="* RA-Last Page" style:page-layout-name="Mpm7"/>
    <style:master-page style:name="_2a__20_RA-Feedback" style:display-name="* RA-Feedback" style:page-layout-name="Mpm8" style:next-style-name="Index">
      <style:header>
        <text:p text:style-name="MP1"><draw:frame draw:style-name="Mfr3" draw:name="graphics9" text:anchor-type="as-char" svg:width="0.3807in" svg:height="0.3709in" draw:z-index="0"><draw:image xlink:href="Pictures/10000000000001680000015F203881C8.jpg" xlink:type="simple" xlink:show="embed" xlink:actuate="onLoad"/></draw:frame></text:p>
      </style:header>
      <style:header-left>
        <text:p text:style-name="Header_20_left"/>
      </style:header-left>
      <style:footer>
        <text:p text:style-name="Footer"><text:span text:style-name="MT2">refarch-feedback@redhat.com</text:span><text:span text:style-name="MT1"><text:tab/></text:span><text:span text:style-name="MT1"><text:page-number text:select-page="current">0</text:page-number></text:span><text:span text:style-name="MT1"><text:tab/></text:span><text:span text:style-name="MT2">www.redhat.com</text:span></text:p>
      </style:footer>
      <style:footer-left>
        <text:p text:style-name="MP2"/>
      </style:footer-left>
    </style:master-page>
    <style:master-page style:name="Left_20_Page" style:display-name="Left Page" style:page-layout-name="Mpm9" style:next-style-name="Right_20_Page"/>
    <style:master-page style:name="Right_20_Page" style:display-name="Right Page" style:page-layout-name="Mpm10"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1-04T11:42:38.723765975</dc:date>
    <meta:editing-duration>PT7M29S</meta:editing-duration>
    <meta:editing-cycles>6</meta:editing-cycles>
    <meta:generator>LibreOffice/4.2.6.3$Linux_X86_64 LibreOffice_project/420$Build-3</meta:generator>
    <meta:document-statistic meta:table-count="2" meta:image-count="8" meta:object-count="0" meta:page-count="9" meta:paragraph-count="76" meta:word-count="1448" meta:character-count="10506" meta:non-whitespace-character-count="8438"/>
  </office:meta>
</office:document-meta>
</file>